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fill="solid"/>
    </style:style>
    <style:style style:name="gr2" style:family="graphic" style:parent-style-name="class_20_name">
      <style:graphic-properties draw:textarea-horizontal-align="justify" draw:auto-grow-height="false" fo:min-height="0.7cm" fo:min-width="4.2cm"/>
      <style:paragraph-properties style:writing-mode="lr-tb"/>
    </style:style>
    <style:style style:name="gr3" style:family="graphic" style:parent-style-name="class_20_name">
      <style:graphic-properties draw:textarea-horizontal-align="justify" draw:auto-grow-height="false" fo:min-height="2.9cm" fo:min-width="4.2cm"/>
      <style:paragraph-properties style:writing-mode="lr-tb"/>
    </style:style>
    <style:style style:name="gr4" style:family="graphic" style:parent-style-name="class_20_name">
      <style:graphic-properties draw:textarea-horizontal-align="justify" draw:auto-grow-height="false" fo:min-height="0.7cm" fo:min-width="4.3cm"/>
      <style:paragraph-properties style:writing-mode="lr-tb"/>
    </style:style>
    <style:style style:name="gr5" style:family="graphic" style:parent-style-name="class_20_name">
      <style:graphic-properties draw:textarea-horizontal-align="justify" draw:auto-grow-height="false" fo:min-height="2.8cm" fo:min-width="4.3cm"/>
      <style:paragraph-properties style:writing-mode="lr-tb"/>
    </style:style>
    <style:style style:name="gr6" style:family="graphic" style:parent-style-name="class_20_name">
      <style:graphic-properties draw:textarea-horizontal-align="justify" draw:auto-grow-height="false" fo:min-height="3cm" fo:min-width="4.3cm"/>
      <style:paragraph-properties style:writing-mode="lr-tb"/>
    </style:style>
    <style:style style:name="gr7" style:family="graphic" style:parent-style-name="class_20_name">
      <style:graphic-properties draw:textarea-horizontal-align="justify" draw:auto-grow-height="false" fo:min-height="3.4cm" fo:min-width="4.3cm"/>
      <style:paragraph-properties style:writing-mode="lr-tb"/>
    </style:style>
    <style:style style:name="gr8" style:family="graphic" style:parent-style-name="class_20_name">
      <style:graphic-properties draw:textarea-horizontal-align="justify" draw:auto-grow-height="false" fo:min-height="2.2cm" fo:min-width="4.3cm"/>
      <style:paragraph-properties style:writing-mode="lr-tb"/>
    </style:style>
    <style:style style:name="gr9" style:family="graphic" style:parent-style-name="class_20_name">
      <style:graphic-properties draw:textarea-horizontal-align="justify" draw:auto-grow-height="false" fo:min-height="0.7cm" fo:min-width="3.7cm"/>
      <style:paragraph-properties style:writing-mode="lr-tb"/>
    </style:style>
    <style:style style:name="gr10" style:family="graphic" style:parent-style-name="class_20_name">
      <style:graphic-properties draw:textarea-horizontal-align="justify" draw:auto-grow-height="false" fo:min-height="3cm" fo:min-width="3.7cm"/>
      <style:paragraph-properties style:writing-mode="lr-tb"/>
    </style:style>
    <style:style style:name="gr11" style:family="graphic" style:parent-style-name="class_20_name">
      <style:graphic-properties draw:stroke="none" svg:stroke-color="#000000" draw:fill="none" draw:fill-color="#ffffff"/>
      <style:paragraph-properties style:writing-mode="lr-tb"/>
    </style:style>
    <style:style style:name="gr12" style:family="graphic" style:parent-style-name="class_20_name">
      <style:graphic-properties draw:textarea-horizontal-align="justify" draw:auto-grow-height="false" fo:min-height="0.9cm" fo:min-width="5.1cm"/>
      <style:paragraph-properties style:writing-mode="lr-tb"/>
    </style:style>
    <style:style style:name="gr13" style:family="graphic" style:parent-style-name="class_20_name">
      <style:graphic-properties draw:textarea-horizontal-align="justify" draw:auto-grow-height="false" fo:min-height="1.4cm" fo:min-width="5.1cm"/>
      <style:paragraph-properties style:writing-mode="lr-tb"/>
    </style:style>
    <style:style style:name="gr14" style:family="graphic" style:parent-style-name="objectwithoutfill">
      <style:graphic-properties draw:stroke="dash" draw:stroke-dash="Long_20_Dash" draw:fill="solid"/>
    </style:style>
    <style:style style:name="gr15" style:family="graphic" style:parent-style-name="class_20_name">
      <style:graphic-properties draw:textarea-horizontal-align="justify" draw:auto-grow-height="false" fo:min-height="1.2cm" fo:min-width="4.9cm"/>
      <style:paragraph-properties style:writing-mode="lr-tb"/>
    </style:style>
    <style:style style:name="gr16" style:family="graphic" style:parent-style-name="objectwithoutfill">
      <style:graphic-properties draw:marker-end="Triangle_20_unfilled" draw:marker-end-width="0.3cm" draw:fill="solid"/>
    </style:style>
    <style:style style:name="gr17" style:family="graphic" style:parent-style-name="class_20_name">
      <style:graphic-properties draw:textarea-horizontal-align="justify" draw:auto-grow-height="false" fo:min-height="1.1cm" fo:min-width="4.9cm"/>
      <style:paragraph-properties style:writing-mode="lr-tb"/>
    </style:style>
    <style:style style:name="gr18" style:family="graphic" style:parent-style-name="class_20_name">
      <style:graphic-properties draw:stroke="none" svg:stroke-color="#000000" draw:fill="none" draw:fill-color="#ffffff" draw:textarea-horizontal-align="left" draw:auto-grow-height="true" draw:auto-grow-width="true" fo:min-height="1.588cm" fo:min-width="1.026cm"/>
      <style:paragraph-properties style:writing-mode="lr-tb"/>
    </style:style>
    <style:style style:name="gr19" style:family="graphic" style:parent-style-name="class_20_name">
      <style:graphic-properties draw:textarea-horizontal-align="justify" draw:auto-grow-height="false" fo:min-height="1.6cm" fo:min-width="4.3cm"/>
      <style:paragraph-properties style:writing-mode="lr-tb"/>
    </style:style>
    <style:style style:name="P1" style:family="paragraph">
      <loext:graphic-properties draw:fill="solid"/>
      <style:paragraph-properties fo:text-align="center"/>
    </style:style>
    <style:style style:name="P2" style:family="paragraph">
      <style:paragraph-properties fo:text-align="center" style:writing-mode="lr-tb"/>
    </style:style>
    <style:style style:name="P3" style:family="paragraph">
      <style:paragraph-properties fo:text-align="start" style:writing-mode="lr-tb"/>
    </style:style>
    <style:style style:name="P4" style:family="paragraph">
      <style:paragraph-properties fo:text-align="start" style:writing-mode="lr-tb">
        <style:tab-stops/>
      </style:paragraph-properties>
    </style:style>
    <style:style style:name="P5" style:family="paragraph">
      <loext:graphic-properties draw:fill="none" draw:fill-color="#ffffff"/>
      <style:paragraph-properties style:writing-mode="lr-tb"/>
      <style:text-properties fo:font-size="14pt"/>
    </style:style>
    <style:style style:name="P6" style:family="paragraph">
      <loext:graphic-properties draw:fill="none" draw:fill-color="#ffffff"/>
      <style:paragraph-properties style:writing-mode="lr-tb"/>
    </style:style>
    <style:style style:name="P7" style:family="paragraph">
      <style:paragraph-properties fo:text-align="center"/>
    </style:style>
    <style:style style:name="P8" style:family="paragraph">
      <loext:graphic-properties draw:fill="none" draw:fill-color="#ffffff"/>
      <style:paragraph-properties fo:text-align="center" style:writing-mode="lr-tb"/>
    </style:style>
    <style:style style:name="T1" style:family="text">
      <style:text-properties fo:font-size="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3.09cm" svg:height="7.05cm" svg:x="0.74cm" svg:y="13.363cm" svg:viewBox="0 0 13091 7051" svg:d="M2605 166c350 140 729 129 1098 175 418 52 839 98 1248 225 406 126 802 281 1223 349 328 53 652 137 973 225 414 114 788 410 1224 399 714-18 1330 360 2021 399 447 25 881 112 1323 175 335 48 662 102 999 175 413 90 379 506 374 774-5 376-12 749-50 1123-35 351-190 672-224 1023-38 397-410 632-575 974-167 346-555 470-898 549-433 100-860 213-1298 299-406 79-754-89-1148-50-401 39-790-73-1198-74-675-2-1349-38-2022-25-530 10-1048-95-1573-100-406-3-795-115-1198-75-297 29-587-55-849-175-317-145-752-170-923-474-234-416-716-254-774-774-37-335-186-647-274-973-99-368-20-737-75-1099-51-345 123-642 224-948 111-337 310-643 525-924 253-331 483-712 898-873 299-116 512-610 899-425l124 100z">
          <text:p/>
        </draw:path>
        <draw:custom-shape draw:style-name="gr2" draw:text-style-name="P2" draw:layer="layout" svg:width="4.2cm" svg:height="0.7cm" svg:x="2.9cm" svg:y="2.5cm">
          <text:p text:style-name="P2">BrowserListModel</text:p>
          <draw:enhanced-geometry svg:viewBox="0 0 21600 21600" draw:type="rectangle" draw:enhanced-path="M 0 0 L 21600 0 21600 21600 0 21600 0 0 Z N"/>
        </draw:custom-shape>
        <draw:custom-shape draw:style-name="gr3" draw:text-style-name="P3" draw:layer="layout" svg:width="4.2cm" svg:height="2.9cm" svg:x="2.9cm" svg:y="3.2cm">
          <text:p text:style-name="P3">- selectedPhotos</text:p>
          <text:p text:style-name="P3">- directoryPath</text:p>
          <text:p text:style-name="P3">- filenames</text:p>
          <text:p text:style-name="P3">- cache</text:p>
          <text:p text:style-name="P3">- getElementAt()</text:p>
          <draw:enhanced-geometry svg:viewBox="0 0 21600 21600" draw:type="rectangle" draw:enhanced-path="M 0 0 L 21600 0 21600 21600 0 21600 0 0 Z N"/>
        </draw:custom-shape>
        <draw:custom-shape draw:style-name="gr4" draw:text-style-name="P2" draw:layer="layout" svg:width="4.3cm" svg:height="0.7cm" svg:x="13cm" svg:y="10cm">
          <text:p text:style-name="P2">Photo</text:p>
          <draw:enhanced-geometry svg:viewBox="0 0 21600 21600" draw:type="rectangle" draw:enhanced-path="M 0 0 L 21600 0 21600 21600 0 21600 0 0 Z N"/>
        </draw:custom-shape>
        <draw:custom-shape draw:style-name="gr5" draw:text-style-name="P3" draw:layer="layout" svg:width="4.3cm" svg:height="2.8cm" svg:x="13cm" svg:y="10.7cm">
          <text:p text:style-name="P3">- photoFile</text:p>
          <text:p text:style-name="P3">- photoEntity</text:p>
          <text:p text:style-name="P3">- fileState</text:p>
          <text:p text:style-name="P3">- entityState</text:p>
          <text:p text:style-name="P3">- getPath()</text:p>
          <draw:enhanced-geometry svg:viewBox="0 0 21600 21600" draw:type="rectangle" draw:enhanced-path="M 0 0 L 21600 0 21600 21600 0 21600 0 0 Z N"/>
        </draw:custom-shape>
        <draw:custom-shape draw:style-name="gr4" draw:text-style-name="P2" draw:layer="layout" svg:width="4.3cm" svg:height="0.7cm" svg:x="10.4cm" svg:y="8.3cm">
          <text:p text:style-name="P2">Cache</text:p>
          <draw:enhanced-geometry svg:viewBox="0 0 21600 21600" draw:type="rectangle" draw:enhanced-path="M 0 0 L 21600 0 21600 21600 0 21600 0 0 Z N"/>
        </draw:custom-shape>
        <draw:custom-shape draw:style-name="gr4" draw:text-style-name="P2" draw:layer="layout" svg:width="4.3cm" svg:height="0.7cm" svg:x="8.2cm" svg:y="15.8cm">
          <text:p text:style-name="P2">PhotoEntity</text:p>
          <draw:enhanced-geometry svg:viewBox="0 0 21600 21600" draw:type="rectangle" draw:enhanced-path="M 0 0 L 21600 0 21600 21600 0 21600 0 0 Z N"/>
        </draw:custom-shape>
        <draw:custom-shape draw:style-name="gr6" draw:text-style-name="P3" draw:layer="layout" svg:width="4.3cm" svg:height="3cm" svg:x="8.2cm" svg:y="16.5cm">
          <text:p text:style-name="P3">- hash</text:p>
          <text:p text:style-name="P3">- path</text:p>
          <text:p text:style-name="P3">- geoPosition</text:p>
          <text:p text:style-name="P3">- dateTime</text:p>
          <text:p text:style-name="P3">- notices</text:p>
          <draw:enhanced-geometry svg:viewBox="0 0 21600 21600" draw:type="rectangle" draw:enhanced-path="M 0 0 L 21600 0 21600 21600 0 21600 0 0 Z N"/>
        </draw:custom-shape>
        <draw:custom-shape draw:style-name="gr4" draw:text-style-name="P2" draw:layer="layout" svg:width="4.3cm" svg:height="0.7cm" svg:x="16.588cm" svg:y="15.7cm">
          <text:p text:style-name="P2">PhotoFile</text:p>
          <draw:enhanced-geometry svg:viewBox="0 0 21600 21600" draw:type="rectangle" draw:enhanced-path="M 0 0 L 21600 0 21600 21600 0 21600 0 0 Z N"/>
        </draw:custom-shape>
        <draw:custom-shape draw:style-name="gr7" draw:text-style-name="P3" draw:layer="layout" svg:width="4.3cm" svg:height="3.4cm" svg:x="16.588cm" svg:y="16.4cm">
          <text:p text:style-name="P3">- hash</text:p>
          <text:p text:style-name="P3">- path</text:p>
          <text:p text:style-name="P3">- geoPosition</text:p>
          <text:p text:style-name="P3">- dateTime</text:p>
          <text:p text:style-name="P3">- image</text:p>
          <text:p text:style-name="P3">- thumbnail</text:p>
          <draw:enhanced-geometry svg:viewBox="0 0 21600 21600" draw:type="rectangle" draw:enhanced-path="M 0 0 L 21600 0 21600 21600 0 21600 0 0 Z N"/>
        </draw:custom-shape>
        <draw:custom-shape draw:style-name="gr4" draw:text-style-name="P2" draw:layer="layout" svg:width="4.3cm" svg:height="0.7cm" svg:x="1.8cm" svg:y="16cm">
          <text:p text:style-name="P2">NoticeEntity</text:p>
          <draw:enhanced-geometry svg:viewBox="0 0 21600 21600" draw:type="rectangle" draw:enhanced-path="M 0 0 L 21600 0 21600 21600 0 21600 0 0 Z N"/>
        </draw:custom-shape>
        <draw:custom-shape draw:style-name="gr8" draw:text-style-name="P3" draw:layer="layout" svg:width="4.3cm" svg:height="2.2cm" svg:x="1.794cm" svg:y="16.7cm">
          <text:p text:style-name="P3">- id</text:p>
          <text:p text:style-name="P3">- licensePlate</text:p>
          <text:p text:style-name="P3">- vehicleMake</text:p>
          <text:p text:style-name="P3">- photos</text:p>
          <draw:enhanced-geometry svg:viewBox="0 0 21600 21600" draw:type="rectangle" draw:enhanced-path="M 0 0 L 21600 0 21600 21600 0 21600 0 0 Z N"/>
        </draw:custom-shape>
        <draw:custom-shape draw:style-name="gr9" draw:text-style-name="P2" draw:layer="layout" svg:width="3.7cm" svg:height="0.7cm" svg:x="20.4cm" svg:y="7.2cm">
          <text:p text:style-name="P2">SelectedPhotos</text:p>
          <draw:enhanced-geometry svg:viewBox="0 0 21600 21600" draw:type="rectangle" draw:enhanced-path="M 0 0 L 21600 0 21600 21600 0 21600 0 0 Z N"/>
        </draw:custom-shape>
        <draw:custom-shape draw:style-name="gr10" draw:text-style-name="P3" draw:layer="layout" svg:width="3.7cm" svg:height="3cm" svg:x="20.4cm" svg:y="7.9cm">
          <text:p text:style-name="P3">- photos</text:p>
          <text:p text:style-name="P3">- observers</text:p>
          <text:p text:style-name="P3">- setPhotoEntities()</text:p>
          <text:p text:style-name="P4">- addPhoto()</text:p>
          <text:p text:style-name="P4">- removePhoto()</text:p>
          <draw:enhanced-geometry svg:viewBox="0 0 21600 21600" draw:type="rectangle" draw:enhanced-path="M 0 0 L 21600 0 21600 21600 0 21600 0 0 Z N"/>
        </draw:custom-shape>
        <draw:line draw:style-name="gr1" draw:text-style-name="P1" draw:layer="layout" svg:x1="10.4cm" svg:y1="8.4cm" svg:x2="7.1cm" svg:y2="4.7cm">
          <text:p/>
        </draw:line>
        <draw:line draw:style-name="gr1" draw:text-style-name="P1" draw:layer="layout" svg:x1="13.6cm" svg:y1="9cm" svg:x2="13.6cm" svg:y2="10cm">
          <text:p/>
        </draw:line>
        <draw:line draw:style-name="gr1" draw:text-style-name="P1" draw:layer="layout" svg:x1="20.3cm" svg:y1="8.4cm" svg:x2="17.3cm" svg:y2="10.3cm">
          <text:p/>
        </draw:line>
        <draw:line draw:style-name="gr1" draw:text-style-name="P1" draw:layer="layout" svg:x1="17.3cm" svg:y1="10.7cm" svg:x2="19.8cm" svg:y2="15.7cm">
          <text:p/>
        </draw:line>
        <draw:line draw:style-name="gr1" draw:text-style-name="P1" draw:layer="layout" svg:x1="13cm" svg:y1="11.7cm" svg:x2="10.8cm" svg:y2="15.8cm">
          <text:p/>
        </draw:line>
        <draw:line draw:style-name="gr1" draw:text-style-name="P1" draw:layer="layout" svg:x1="8.1cm" svg:y1="19.2cm" svg:x2="6.1cm" svg:y2="18.6cm">
          <text:p/>
        </draw:line>
        <draw:frame draw:style-name="gr11" draw:text-style-name="P5" draw:layer="layout" svg:width="15.3cm" svg:height="1.4cm" svg:x="10.6cm" svg:y="1cm">
          <draw:text-box>
            <text:p><text:span text:style-name="T1">Wege frei! PC - Klassendiagramm</text:span></text:p>
          </draw:text-box>
        </draw:frame>
        <draw:custom-shape draw:style-name="gr12" draw:text-style-name="P2" draw:layer="layout" svg:width="5.1cm" svg:height="0.9cm" svg:x="23.3cm" svg:y="2.5cm">
          <text:p text:style-name="P2">SelectedPhotosListModel</text:p>
          <draw:enhanced-geometry svg:viewBox="0 0 21600 21600" draw:type="rectangle" draw:enhanced-path="M 0 0 L 21600 0 21600 21600 0 21600 0 0 Z N"/>
        </draw:custom-shape>
        <draw:custom-shape draw:style-name="gr13" draw:text-style-name="P3" draw:layer="layout" svg:width="5.1cm" svg:height="1.4cm" svg:x="23.3cm" svg:y="3.4cm">
          <text:p text:style-name="P3">- selectedPhotos</text:p>
          <text:p text:style-name="P3">- getElementAt()</text:p>
          <draw:enhanced-geometry svg:viewBox="0 0 21600 21600" draw:type="rectangle" draw:enhanced-path="M 0 0 L 21600 0 21600 21600 0 21600 0 0 Z N"/>
        </draw:custom-shape>
        <draw:line draw:style-name="gr14" draw:text-style-name="P1" draw:layer="layout" svg:x1="16.5cm" svg:y1="10cm" svg:x2="16.5cm" svg:y2="7.7cm">
          <text:p/>
        </draw:line>
        <draw:custom-shape draw:style-name="gr15" draw:text-style-name="P2" draw:layer="layout" svg:width="4.9cm" svg:height="1.2cm" svg:x="13cm" svg:y="2.4cm">
          <text:p text:style-name="P2">SelectedPhotosObserver</text:p>
          <text:p text:style-name="P2">&lt;&lt;interface&gt;&gt;</text:p>
          <draw:enhanced-geometry svg:viewBox="0 0 21600 21600" draw:type="rectangle" draw:enhanced-path="M 0 0 L 21600 0 21600 21600 0 21600 0 0 Z N"/>
        </draw:custom-shape>
        <draw:line draw:style-name="gr1" draw:text-style-name="P1" draw:layer="layout" svg:x1="17.9cm" svg:y1="4.5cm" svg:x2="21cm" svg:y2="7.2cm">
          <text:p/>
        </draw:line>
        <draw:line draw:style-name="gr16" draw:text-style-name="P1" draw:layer="layout" svg:x1="7.1cm" svg:y1="2.9cm" svg:x2="13cm" svg:y2="3cm">
          <text:p/>
        </draw:line>
        <draw:line draw:style-name="gr16" draw:text-style-name="P1" draw:layer="layout" svg:x1="23.2cm" svg:y1="3cm" svg:x2="17.9cm" svg:y2="3cm">
          <text:p/>
        </draw:line>
        <draw:custom-shape draw:style-name="gr17" draw:text-style-name="P2" draw:layer="layout" svg:width="4.9cm" svg:height="1.1cm" svg:x="13cm" svg:y="5.4cm">
          <text:p text:style-name="P2">PhotoLoaderObserver</text:p>
          <text:p text:style-name="P2">&lt;&lt;interface&gt;&gt;</text:p>
          <draw:enhanced-geometry svg:viewBox="0 0 21600 21600" draw:type="rectangle" draw:enhanced-path="M 0 0 L 21600 0 21600 21600 0 21600 0 0 Z N"/>
        </draw:custom-shape>
        <draw:custom-shape draw:style-name="gr15" draw:text-style-name="P3" draw:layer="layout" svg:width="4.9cm" svg:height="1.2cm" svg:x="13cm" svg:y="6.5cm">
          <text:p text:style-name="P3">- doneLoadingFile()</text:p>
          <text:p text:style-name="P3">- doneLoadingEntity()</text:p>
          <draw:enhanced-geometry svg:viewBox="0 0 21600 21600" draw:type="rectangle" draw:enhanced-path="M 0 0 L 21600 0 21600 21600 0 21600 0 0 Z N"/>
        </draw:custom-shape>
        <draw:custom-shape draw:style-name="gr15" draw:text-style-name="P3" draw:layer="layout" svg:width="4.9cm" svg:height="1.2cm" svg:x="13cm" svg:y="3.6cm">
          <text:p text:style-name="P3">- selectedPhoto()</text:p>
          <text:p text:style-name="P3">- unselectedPhoto()</text:p>
          <draw:enhanced-geometry svg:viewBox="0 0 21600 21600" draw:type="rectangle" draw:enhanced-path="M 0 0 L 21600 0 21600 21600 0 21600 0 0 Z N"/>
        </draw:custom-shape>
        <draw:line draw:style-name="gr16" draw:text-style-name="P1" draw:layer="layout" svg:x1="23.3cm" svg:y1="3.2cm" svg:x2="17.9cm" svg:y2="6cm">
          <text:p/>
        </draw:line>
        <draw:line draw:style-name="gr16" draw:text-style-name="P1" draw:layer="layout" svg:x1="7.1cm" svg:y1="2.945cm" svg:x2="13cm" svg:y2="6.2cm">
          <text:p/>
        </draw:line>
        <draw:frame draw:style-name="gr11" draw:text-style-name="P6" draw:layer="layout" svg:width="3.7cm" svg:height="1.3cm" svg:x="2.7cm" svg:y="14.1cm">
          <draw:text-box>
            <text:p>DatabaseRepo / ORM / Hibernate</text:p>
          </draw:text-box>
        </draw:frame>
        <draw:frame draw:style-name="gr18" draw:text-style-name="P8" draw:layer="layout" svg:width="1.026cm" svg:height="1.588cm" svg:x="6.574cm" svg:y="17.012cm">
          <draw:text-box>
            <text:p text:style-name="P7">many</text:p>
            <text:p text:style-name="P7">to<text:line-break/>many</text:p>
          </draw:text-box>
        </draw:frame>
        <draw:line draw:style-name="gr14" draw:text-style-name="P1" draw:layer="layout" svg:x1="20.3cm" svg:y1="7.6cm" svg:x2="14.7cm" svg:y2="8.6cm">
          <text:p/>
        </draw:line>
        <draw:custom-shape draw:style-name="gr19" draw:text-style-name="P3" draw:layer="layout" svg:width="4.3cm" svg:height="1.6cm" svg:x="4cm" svg:y="8cm">
          <text:p text:style-name="P3">- loadPhotoFile()<text:line-break/>- loadPhotoEntity()</text:p>
          <draw:enhanced-geometry svg:viewBox="0 0 21600 21600" draw:type="rectangle" draw:enhanced-path="M 0 0 L 21600 0 21600 21600 0 21600 0 0 Z N"/>
        </draw:custom-shape>
        <draw:custom-shape draw:style-name="gr4" draw:text-style-name="P2" draw:layer="layout" svg:width="4.3cm" svg:height="0.7cm" svg:x="4cm" svg:y="7.3cm">
          <text:p text:style-name="P2">PhotoLoader</text:p>
          <draw:enhanced-geometry svg:viewBox="0 0 21600 21600" draw:type="rectangle" draw:enhanced-path="M 0 0 L 21600 0 21600 21600 0 21600 0 0 Z N"/>
        </draw:custom-shape>
        <draw:line draw:style-name="gr1" draw:text-style-name="P1" draw:layer="layout" svg:x1="13cm" svg:y1="6.3cm" svg:x2="8.3cm" svg:y2="7.6cm">
          <text:p/>
        </draw:line>
        <draw:custom-shape draw:style-name="gr4" draw:text-style-name="P2" draw:layer="layout" svg:width="4.3cm" svg:height="0.7cm" svg:x="4cm" svg:y="10.1cm">
          <text:p text:style-name="P2">LoadPhotoFileTask</text:p>
          <draw:enhanced-geometry svg:viewBox="0 0 21600 21600" draw:type="rectangle" draw:enhanced-path="M 0 0 L 21600 0 21600 21600 0 21600 0 0 Z N"/>
        </draw:custom-shape>
        <draw:custom-shape draw:style-name="gr4" draw:text-style-name="P2" draw:layer="layout" svg:width="4.3cm" svg:height="0.7cm" svg:x="4cm" svg:y="11.1cm">
          <text:p text:style-name="P2">LoadPhotoEntityTask</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ed_20__28_var_29__20_4" draw:fill="solid" draw:fill-color="#b5b5b5" draw:fill-gradient-name="Gradient_20_1" draw:fill-hatch-name="Hatching_20_1" draw:fill-image-name="Bitmap_20_1" draw:textarea-vertical-align="middl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lass_20_name" style:display-name="class name" style:family="graphic" style:parent-style-name="Text">
      <style:graphic-properties draw:fill="solid" draw:fill-color="#eeeeee" draw:textarea-horizontal-align="left" draw:textarea-vertical-align="middle" draw:auto-grow-height="false" draw:shadow-color="#000000"/>
      <style:paragraph-properties>
        <style:tab-stops/>
      </style:paragraph-properties>
      <style:text-properties fo:font-size="11pt"/>
    </style:style>
    <style:style style:name="class_20_body" style:display-name="class body" style:family="graphic" style:parent-style-name="Text">
      <style:graphic-properties draw:fill="solid" draw:fill-color="#eeeeee" draw:textarea-horizontal-align="left" draw:textarea-vertical-align="middl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6T13:30:41.676134302</meta:creation-date>
    <dc:date>2022-11-06T22:31:35.920653928</dc:date>
    <meta:editing-duration>PT2H44M6S</meta:editing-duration>
    <meta:editing-cycles>4</meta:editing-cycles>
    <meta:generator>LibreOffice/6.4.7.2$Linux_X86_64 LibreOffice_project/40$Build-2</meta:generator>
    <meta:print-date>2022-11-06T19:44:48.402761245</meta:print-date>
    <meta:document-statistic meta:object-count="41"/>
  </office:meta>
</office:document-meta>
</file>